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TV Shows</text:p>
          </table:table-cell>
          <table:table-cell table:style-name="ce2" office:value-type="string" calcext:value-type="string">
            <text:p>TV Episodes</text:p>
          </table:table-cell>
          <table:table-cell table:style-name="ce2" office:value-type="string" calcext:value-type="string">
            <text:p>Audio Artist</text:p>
          </table:table-cell>
          <table:table-cell table:style-name="ce2" office:value-type="string" calcext:value-type="string">
            <text:p>Audio Album</text:p>
          </table:table-cell>
          <table:table-cell table:style-name="ce2" office:value-type="string" calcext:value-type="string">
            <text:p>Audio Track</text:p>
          </table:table-cell>
          <table:table-cell table:style-name="ce2" office:value-type="string" calcext:value-type="string">
            <text:p>Photos</text:p>
          </table:table-cell>
          <table:table-cell table:style-name="ce2" office:value-type="string" calcext:value-type="string">
            <text:p>Playlist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dd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Artist Poster url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Poster url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Titl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Year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 ur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Art url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Poster url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ence 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Gai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Pea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Rang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nd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xtended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ga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oudn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ea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tart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lbum No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rtist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No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e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ent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Accurac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TZOffset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behindthescen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dele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featuret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intervi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OrSa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ho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trail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ar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op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ked Fields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udness Analysis Ver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pertur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Exposur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so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ak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odel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Frame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Resolu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ata Langua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B Link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iginal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Acces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Ex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has Thumbnai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rientatio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Ar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Na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Poster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Ar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Na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Poster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 url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ease Dat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t titl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c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Header Compres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gl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Link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ck Count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V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 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ed Track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i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8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7:27:48.384933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0:38:38.983047102</meta:creation-date>
    <dc:date>2021-03-21T17:36:17.503682220</dc:date>
    <meta:editing-duration>PT2H27M8S</meta:editing-duration>
    <meta:editing-cycles>81</meta:editing-cycles>
    <meta:generator>LibreOffice/6.4.5.2$Linux_X86_64 LibreOffice_project/40$Build-2</meta:generator>
    <meta:document-statistic meta:table-count="1" meta:cell-count="1665" meta:object-count="0"/>
  </office:meta>
</office:document-meta>
</file>